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4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71.9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15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22.63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17.18mm" fo:break-before="auto" style:use-optimal-row-height="true"/>
    </style:style>
    <style:style style:name="ro6" style:family="table-row">
      <style:table-row-properties style:row-height="33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Noto Sans CJK SC Regular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保险公司</text:p>
          </table:table-cell>
          <table:table-cell table:style-name="ce1" office:value-type="string" calcext:value-type="string">
            <text:p>保险产品</text:p>
          </table:table-cell>
          <table:table-cell table:style-name="ce1" office:value-type="string" calcext:value-type="string">
            <text:p>被保人</text:p>
          </table:table-cell>
          <table:table-cell table:style-name="ce1" office:value-type="string" calcext:value-type="string">
            <text:p>保额</text:p>
          </table:table-cell>
          <table:table-cell table:style-name="ce1" office:value-type="string" calcext:value-type="string">
            <text:p>保障责任</text:p>
          </table:table-cell>
          <table:table-cell table:style-name="ce1" office:value-type="string" calcext:value-type="string">
            <text:p>保障特色</text:p>
          </table:table-cell>
          <table:table-cell table:style-name="ce3" office:value-type="string" calcext:value-type="string">
            <text:p>保障期限</text:p>
          </table:table-cell>
          <table:table-cell table:style-name="ce1" office:value-type="string" calcext:value-type="string">
            <text:p>缴费期限</text:p>
          </table:table-cell>
          <table:table-cell table:style-name="ce1" office:value-type="string" calcext:value-type="string">
            <text:p>缴费金额</text:p>
          </table:table-cell>
          <table:table-cell table:style-name="ce1" office:value-type="string" calcext:value-type="string">
            <text:p>其他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e享健康重大疾病保险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重大疾病（70种）</text:p>
            <text:p>轻症疾病(30种)</text:p>
            <text:p>身故保险金</text:p>
            <text:p>生存保险金</text:p>
            <text:p>多重豁免</text:p>
          </table:table-cell>
          <table:table-cell office:value-type="string" calcext:value-type="string">
            <text:p/>
            <text:p>70种重疾、30种轻症、6种高发疾病</text:p>
            <text:p>满期130%给付保费</text:p>
            <text:p>多重豁免，无后顾之忧</text:p>
          </table:table-cell>
          <table:table-cell office:value-type="string" calcext:value-type="string">
            <text:p>75周岁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嘉懿：2136.02×20=42,720.4</text:p>
            <text:p>嘉玥：1901.06×20=38,021.2</text:p>
          </table:table-cell>
          <table:table-cell office:value-type="string" calcext:value-type="string">
            <text:p>豁免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e享健康重大疾病保险</text:p>
          </table:table-cell>
          <table:table-cell office:value-type="string" calcext:value-type="string">
            <text:p>大凤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重大疾病（70种）</text:p>
            <text:p>轻症疾病(30种)</text:p>
            <text:p>身故保险金</text:p>
            <text:p>生存保险金</text:p>
            <text:p>多重豁免</text:p>
          </table:table-cell>
          <table:table-cell office:value-type="string" calcext:value-type="string">
            <text:p/>
            <text:p>70种重疾、30种轻症、6种高发疾病</text:p>
            <text:p>满期130%给付保费</text:p>
            <text:p>多重豁免，无后顾之忧</text:p>
          </table:table-cell>
          <table:table-cell office:value-type="string" calcext:value-type="string">
            <text:p>75周岁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75岁：5959.5</text:p>
            <text:p>30岁：6856.62</text:p>
          </table:table-cell>
          <table:table-cell office:value-type="string" calcext:value-type="string">
            <text:p>豁免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e生健康终身重大疾病保险（32种大病）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重大疾病（32种）</text:p>
            <text:p>身故（疾病或意外）</text:p>
          </table:table-cell>
          <table:table-cell/>
          <table:table-cell office:value-type="string" calcext:value-type="string">
            <text:p>终身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1800×20=36,000</text:p>
            <text:p>嘉懿：2800×10=28,000</text:p>
            <text:p>嘉玥：1600×20=32,000</text:p>
            <text:p>嘉玥：2600×10=26,000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e生健康终身重大疾病保险（32种大病）</text:p>
          </table:table-cell>
          <table:table-cell office:value-type="string" calcext:value-type="string">
            <text:p>大凤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重大疾病（32种）</text:p>
            <text:p>身故（疾病或意外）</text:p>
          </table:table-cell>
          <table:table-cell/>
          <table:table-cell office:value-type="string" calcext:value-type="string">
            <text:p>终身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4200×20=84,000</text:p>
            <text:p>7400×10=74,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健康1+1-高额重大疾病保险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重大疾病（42种）</text:p>
            <text:p>轻度疾病（10种）一次30%（仅限1次）</text:p>
            <text:p>满期生存金</text:p>
            <text:p>身故</text:p>
          </table:table-cell>
          <table:table-cell office:value-type="string" calcext:value-type="string">
            <text:p> 《泰康e康C款两全保险条款》</text:p>
            <text:p>《泰康附加e康C款重大疾病保险条款》   </text:p>
          </table:table-cell>
          <table:table-cell office:value-type="string" calcext:value-type="string">
            <text:p>100周岁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060×20=41,200</text:p>
            <text:p>嘉懿： 3560×10=35,600</text:p>
            <text:p>嘉玥：1840×20=36,800</text:p>
            <text:p>嘉玥：3180×10=31,800</text:p>
          </table:table-cell>
          <table:table-cell office:value-type="string" calcext:value-type="string">
            <text:p>癌症早期也赔！42种大病+10种轻症，不只保大病，身故也赔！最高50万！满期一次性给付130%！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健康1+1-高额重大疾病保险</text:p>
          </table:table-cell>
          <table:table-cell office:value-type="string" calcext:value-type="string">
            <text:p>大凤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重大疾病（42种）</text:p>
            <text:p>轻度疾病（10种）一次30%（仅限1次）</text:p>
            <text:p>满期生存金</text:p>
            <text:p>身故</text:p>
          </table:table-cell>
          <table:table-cell office:value-type="string" calcext:value-type="string">
            <text:p> 《泰康e康C款两全保险条款》</text:p>
            <text:p>《泰康附加e康C款重大疾病保险条款》   </text:p>
          </table:table-cell>
          <table:table-cell office:value-type="string" calcext:value-type="string">
            <text:p>100周岁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5000×20=100,00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少儿重大疾病保险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全面款</text:p>
          </table:table-cell>
          <table:table-cell office:value-type="string" calcext:value-type="string">
            <text:p/>
            <text:p>重大疾病保险金：40万</text:p>
            <text:p>轻症疾病保险金：20万</text:p>
          </table:table-cell>
          <table:table-cell office:value-type="string" calcext:value-type="string">
            <text:p>《泰康在线e顺重大疾病保险条款》</text:p>
            <text:p>《泰康在线e顺轻症疾病保险条款》</text:p>
          </table:table-cell>
          <table:table-cell office:value-type="string" calcext:value-type="string">
            <text:p>1年期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64×1=364</text:p>
          </table:table-cell>
          <table:table-cell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全年综合意外保障</text:p>
          </table:table-cell>
          <table:table-cell office:value-type="string" calcext:value-type="string">
            <text:p>嘉懿/嘉玥/大凤/秋生</text:p>
          </table:table-cell>
          <table:table-cell office:value-type="string" calcext:value-type="string">
            <text:p>砖石款</text:p>
          </table:table-cell>
          <table:table-cell office:value-type="string" calcext:value-type="string">
            <text:p>意外身故：50万</text:p>
            <text:p>意外残疾：5万</text:p>
            <text:p>意外医疗：2万</text:p>
            <text:p>公汽、电车、出租车、地铁意外身故、伤残：50万</text:p>
            <text:p>火车意外身故、伤残：60万</text:p>
            <text:p>飞机意外身故、伤残：80万</text:p>
          </table:table-cell>
          <table:table-cell office:value-type="string" calcext:value-type="string">
            <text:p>《泰康在线人身意外伤害保险条款》</text:p>
            <text:p>《泰康在线e顺交通意外伤害保险条款》</text:p>
            <text:p>《泰康在线附加意外伤害医疗保险条款》</text:p>
            <text:p>《人身保险伤残评定标准》  </text:p>
          </table:table-cell>
          <table:table-cell office:value-type="string" calcext:value-type="string">
            <text:p>1年期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94.50×1=394.50</text:p>
          </table:table-cell>
          <table:table-cell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3:13:06.602259768</meta:creation-date>
    <dc:date>2017-05-16T00:17:29.426028624</dc:date>
    <meta:editing-duration>PT53M56S</meta:editing-duration>
    <meta:editing-cycles>33</meta:editing-cycles>
    <meta:generator>LibreOffice/5.1.6.2$Linux_X86_64 LibreOffice_project/10m0$Build-2</meta:generator>
    <meta:document-statistic meta:table-count="1" meta:cell-count="92" meta:object-count="0"/>
  </office:meta>
</office:document-meta>
</file>